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22e68" officeooo:paragraph-rsid="00022e68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3e072" officeooo:paragraph-rsid="0003e072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officeooo:rsid="00197569" officeooo:paragraph-rsid="0017e1be"/>
    </style:style>
    <style:style style:name="P4" style:family="paragraph" style:parent-style-name="Standard">
      <style:text-properties style:text-underline-style="none" fo:font-weight="normal" officeooo:rsid="000419eb" officeooo:paragraph-rsid="000419eb" style:font-weight-asian="normal" style:font-weight-complex="normal"/>
    </style:style>
    <style:style style:name="P5" style:family="paragraph" style:parent-style-name="Standard">
      <style:text-properties style:text-underline-style="none" officeooo:rsid="00197569" officeooo:paragraph-rsid="00197569"/>
    </style:style>
    <style:style style:name="P6" style:family="paragraph" style:parent-style-name="Standard">
      <style:text-properties officeooo:paragraph-rsid="00071981"/>
    </style:style>
    <style:style style:name="P7" style:family="paragraph" style:parent-style-name="Standard">
      <style:text-properties officeooo:rsid="00080216" officeooo:paragraph-rsid="00080216"/>
    </style:style>
    <style:style style:name="P8" style:family="paragraph" style:parent-style-name="Standard">
      <style:text-properties officeooo:rsid="000ae04a" officeooo:paragraph-rsid="000ae04a"/>
    </style:style>
    <style:style style:name="P9" style:family="paragraph" style:parent-style-name="Standard">
      <style:text-properties officeooo:rsid="0011b4e0" officeooo:paragraph-rsid="0011b4e0"/>
    </style:style>
    <style:style style:name="P10" style:family="paragraph" style:parent-style-name="Standard">
      <style:text-properties officeooo:rsid="00130347" officeooo:paragraph-rsid="00130347"/>
    </style:style>
    <style:style style:name="P11" style:family="paragraph" style:parent-style-name="Standard">
      <style:text-properties officeooo:paragraph-rsid="0016c651"/>
    </style:style>
    <style:style style:name="P12" style:family="paragraph" style:parent-style-name="Standard">
      <style:text-properties officeooo:rsid="0016c651" officeooo:paragraph-rsid="0016c651"/>
    </style:style>
    <style:style style:name="P13" style:family="paragraph" style:parent-style-name="Standard">
      <style:text-properties officeooo:rsid="0016c651" officeooo:paragraph-rsid="0017e1be"/>
    </style:style>
    <style:style style:name="T1" style:family="text">
      <style:text-properties style:text-underline-style="none" fo:font-weight="normal" officeooo:rsid="000419eb" fo:background-color="#00cccc" loext:char-shading-value="0" style:font-weight-asian="normal" style:font-weight-complex="normal"/>
    </style:style>
    <style:style style:name="T2" style:family="text">
      <style:text-properties style:text-underline-style="none" fo:font-weight="normal" officeooo:rsid="000603f8" fo:background-color="#00cccc" loext:char-shading-value="0" style:font-weight-asian="normal" style:font-weight-complex="normal"/>
    </style:style>
    <style:style style:name="T3" style:family="text">
      <style:text-properties style:text-underline-style="none" fo:font-weight="normal" officeooo:rsid="00071981" fo:background-color="#00cccc" loext:char-shading-value="0" style:font-weight-asian="normal" style:font-weight-complex="normal"/>
    </style:style>
    <style:style style:name="T4" style:family="text">
      <style:text-properties style:text-underline-style="none" fo:font-weight="normal" officeooo:rsid="0007f713" fo:background-color="#00cccc" loext:char-shading-value="0" style:font-weight-asian="normal" style:font-weight-complex="normal"/>
    </style:style>
    <style:style style:name="T5" style:family="text">
      <style:text-properties officeooo:rsid="000419eb"/>
    </style:style>
    <style:style style:name="T6" style:family="text">
      <style:text-properties officeooo:rsid="00071981"/>
    </style:style>
    <style:style style:name="T7" style:family="text">
      <style:text-properties fo:background-color="#00cccc" loext:char-shading-value="0"/>
    </style:style>
    <style:style style:name="T8" style:family="text">
      <style:text-properties officeooo:rsid="000a0edb" fo:background-color="#00cccc" loext:char-shading-value="0"/>
    </style:style>
    <style:style style:name="T9" style:family="text">
      <style:text-properties officeooo:rsid="000ae04a" fo:background-color="#00cccc" loext:char-shading-value="0"/>
    </style:style>
    <style:style style:name="T10" style:family="text">
      <style:text-properties officeooo:rsid="000b7d6f" fo:background-color="#00cccc" loext:char-shading-value="0"/>
    </style:style>
    <style:style style:name="T11" style:family="text">
      <style:text-properties officeooo:rsid="001125af" fo:background-color="#00cccc" loext:char-shading-value="0"/>
    </style:style>
    <style:style style:name="T12" style:family="text">
      <style:text-properties officeooo:rsid="00130347" fo:background-color="#00cccc" loext:char-shading-value="0"/>
    </style:style>
    <style:style style:name="T13" style:family="text">
      <style:text-properties officeooo:rsid="00150ff7" fo:background-color="#00cccc" loext:char-shading-value="0"/>
    </style:style>
    <style:style style:name="T14" style:family="text">
      <style:text-properties officeooo:rsid="0017e1be" fo:background-color="#00cccc" loext:char-shading-value="0"/>
    </style:style>
    <style:style style:name="T15" style:family="text">
      <style:text-properties officeooo:rsid="000a0edb"/>
    </style:style>
    <style:style style:name="T16" style:family="text">
      <style:text-properties officeooo:rsid="000d790d"/>
    </style:style>
    <style:style style:name="T17" style:family="text">
      <style:text-properties officeooo:rsid="00130347"/>
    </style:style>
    <style:style style:name="T18" style:family="text">
      <style:text-properties officeooo:rsid="00150ff7"/>
    </style:style>
    <style:style style:name="T19" style:family="text">
      <style:text-properties officeooo:rsid="0017e1be"/>
    </style:style>
    <style:style style:name="T20" style:family="text">
      <style:text-properties officeooo:rsid="0019c25d"/>
    </style:style>
    <style:style style:name="T21" style:family="text">
      <style:text-properties officeooo:rsid="001ace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tie pratique</text:p>
      <text:p text:style-name="P1"/>
      <text:p text:style-name="P2">Câblage et configuration des r<text:span text:style-name="T5">é</text:span>seau<text:span text:style-name="T5">x</text:span> locaux</text:p>
      <text:p text:style-name="P2"/>
      <text:p text:style-name="P4">Dans un premier temps nous avons crée deux réseaux locaux LAN1 et LAN2 composé respectivement de 3 et 2 machine dont une machine en commun ensuite ces machine ont été configuré et à chaque machine nous avons attribuée une adresse IP grâce à la commande :</text:p>
      <text:p text:style-name="P4"/>
      <text:p text:style-name="Standard"><text:span text:style-name="T1">ifconfig eth0 </text:span><text:span text:style-name="T2">192.168.1.</text:span><text:span text:style-name="T3">i </text:span><text:s text:c="2"/><text:span text:style-name="T6">pour le réseau LAN1 et où i représente le numéro de la machine.</text:span></text:p>
      <text:p text:style-name="Standard"/>
      <text:p text:style-name="P6"><text:span text:style-name="T1">ifconfig eth</text:span><text:span text:style-name="T4">1</text:span><text:span text:style-name="T1"> </text:span><text:span text:style-name="T3">10</text:span><text:span text:style-name="T2">.1</text:span><text:span text:style-name="T3">0</text:span><text:span text:style-name="T2">.</text:span><text:span text:style-name="T3">0</text:span><text:span text:style-name="T2">.</text:span><text:span text:style-name="T3">i </text:span><text:s text:c="2"/><text:span text:style-name="T6">pour le réseau LAN2 et où i représente le numéro de la machine.</text:span></text:p>
      <text:p text:style-name="P6"/>
      <text:p text:style-name="P7">La machine commune aux deux réseaux à eu quand à elle la dernière adresse possible qui est <text:span text:style-name="T7">10.10.0.254 </text:span></text:p>
      <text:p text:style-name="Standard"/>
      <text:p text:style-name="Standard"><text:span text:style-name="T15">Par la suite la machine commune à été utilisé comme routeur dans le but de relier les deux réseau LAN1 et LAN2 ainsi le réseau apparaît le réseau LAN12 qui est l'union des deux réseau , pour activer la fonctionnalité routage du noyau linux nous avons utulisé la commande : </text:span><text:span text:style-name="T8">route </text:span></text:p>
      <text:p text:style-name="Standard"/>
      <text:p text:style-name="P8">Nous avons ensuite modifié les tables de routage de chaque machine du LAN1 pour qu'elle prennent connaissance de l'existence du LAN2 à utilisant la commande :</text:p>
      <text:p text:style-name="P8"/>
      <text:p text:style-name="Standard"><text:span text:style-name="T9">route add -net </text:span><text:span text:style-name="T10">10.10.0.254/</text:span><text:span text:style-name="T11">16</text:span><text:span text:style-name="T10"> <text:s/>gw 192.168.1.i </text:span><text:s/><text:span text:style-name="T16">où i est le numéro de chaque machine.</text:span></text:p>
      <text:p text:style-name="Standard"/>
      <text:p text:style-name="P9">Quand à la question qui est savoir si la table de routage de m³ <text:span text:style-name="T17">(machine commune aux deux réseau) </text:span>doit être modifié nous disons « non » car …</text:p>
      <text:p text:style-name="P9"/>
      <text:p text:style-name="P10">Pour vérifier la fonctionnement de notre configuration nous avons exécuté un « ping » entre m1 (machine du LAN1) et m4 (machine du LAN2) et la communication c'est fait avec succès.</text:p>
      <text:p text:style-name="Standard"><text:span text:style-name="T17">La commande qui a été utilisé est : </text:span><text:span text:style-name="T12">ping 10.10.0.4 </text:span></text:p>
      <text:p text:style-name="Standard"/>
      <text:p text:style-name="P11"><text:span text:style-name="T18">Ensuite nous avons à nouveau reconfigurer les routes , mais juste avant nous avons éliminé les existantes grâce a la commande :</text:span></text:p>
      <text:p text:style-name="P11"><text:span text:style-name="T9">route </text:span><text:span text:style-name="T13">del</text:span><text:span text:style-name="T9"> -net </text:span><text:span text:style-name="T10">10.10.0.254/</text:span><text:span text:style-name="T11">16</text:span><text:span text:style-name="T10"> <text:s/>gw 192.168.1.i </text:span><text:span text:style-name="T16">où i est le numéro de chaque machine.</text:span></text:p>
      <text:p text:style-name="P11"/>
      <text:p text:style-name="P12">La nouvelle configuration à consisté comme passerelle celle par defaut <text:span text:style-name="T19">par la commande :</text:span></text:p>
      <text:p text:style-name="P13"><text:span text:style-name="T9">route add </text:span><text:span text:style-name="T14">default</text:span><text:span text:style-name="T10"> <text:s/>gw 192.168.1.i </text:span><text:s/><text:span text:style-name="T16">où i est le numéro de chaque machine.</text:span></text:p>
      <text:p text:style-name="P3"/>
      <text:p text:style-name="P5">Pour la question à savoir s'il y a une différence avec la configuration précédente nous disons « non » </text:p>
      <text:p text:style-name="P5">En effet il n y a pas de différence fondamentale par contre poussez plus loin cela pourra<text:span text:style-name="T20">i</text:span>t engendrer <text:s/>des failles de <text:span text:style-name="T21">sécurités.</text:span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20:26:51.189063619</meta:creation-date>
    <dc:date>2017-10-23T22:43:27.296648448</dc:date>
    <meta:editing-duration>PT2H15M57S</meta:editing-duration>
    <meta:editing-cycles>24</meta:editing-cycles>
    <meta:generator>LibreOffice/4.2.8.2$Linux_X86_64 LibreOffice_project/420m0$Build-2</meta:generator>
    <meta:print-date>2017-10-23T20:47:53.548060385</meta:print-date>
    <meta:document-statistic meta:table-count="0" meta:image-count="0" meta:object-count="0" meta:page-count="1" meta:paragraph-count="18" meta:word-count="370" meta:character-count="2089" meta:non-whitespace-character-count="1724"/>
  </office:meta>
</office:document-meta>
</file>